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34253D05.png" manifest:media-type="image/png"/>
  <manifest:file-entry manifest:full-path="Pictures/1000000100000640000003843D9809C6.png" manifest:media-type="image/png"/>
  <manifest:file-entry manifest:full-path="Pictures/100000010000064000000384138D198E.png" manifest:media-type="image/png"/>
  <manifest:file-entry manifest:full-path="Pictures/100000010000064000000384F341DC32.png" manifest:media-type="image/png"/>
  <manifest:file-entry manifest:full-path="Pictures/100000010000064000000384220F43B8.png" manifest:media-type="image/png"/>
  <manifest:file-entry manifest:full-path="Pictures/100000000000040B000002BB35021428.png" manifest:media-type="image/png"/>
  <manifest:file-entry manifest:full-path="Pictures/10000001000006400000038428C838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e9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as-char" svg:y="-2.048cm" svg:width="17cm" svg:height="9.562cm" draw:z-index="0"><draw:image xlink:href="Pictures/10000001000006400000038428C83841.png" xlink:type="simple" xlink:show="embed" xlink:actuate="onLoad" draw:mime-type="image/png"/></draw:frame><text:line-break/><text:line-break/><draw:frame draw:style-name="fr3" draw:name="Image2" text:anchor-type="as-char" svg:width="17cm" svg:height="9.562cm" draw:z-index="1"><draw:image xlink:href="Pictures/100000010000064000000384220F43B8.png" xlink:type="simple" xlink:show="embed" xlink:actuate="onLoad" draw:mime-type="image/png"/></draw:frame><text:line-break/><text:line-break/><text:soft-page-break/><draw:frame draw:style-name="fr3" draw:name="Image3" text:anchor-type="as-char" svg:width="17cm" svg:height="9.562cm" draw:z-index="2"><draw:image xlink:href="Pictures/100000010000064000000384F341DC32.png" xlink:type="simple" xlink:show="embed" xlink:actuate="onLoad" draw:mime-type="image/png"/></draw:frame><text:line-break/><text:line-break/><draw:frame draw:style-name="fr3" draw:name="Image4" text:anchor-type="as-char" svg:width="17cm" svg:height="9.562cm" draw:z-index="3"><draw:image xlink:href="Pictures/100000010000064000000384138D198E.png" xlink:type="simple" xlink:show="embed" xlink:actuate="onLoad" draw:mime-type="image/png"/></draw:frame><text:line-break/></text:p>
      <text:p text:style-name="P1"><text:soft-page-break/><draw:frame draw:style-name="fr2" draw:name="Image5" text:anchor-type="as-char" svg:width="17cm" svg:height="9.562cm" draw:z-index="4"><draw:image xlink:href="Pictures/1000000100000640000003843D9809C6.png" xlink:type="simple" xlink:show="embed" xlink:actuate="onLoad" draw:mime-type="image/png"/></draw:frame><text:line-break/></text:p>
      <text:p text:style-name="P1"><draw:frame draw:style-name="fr2" draw:name="Image6" text:anchor-type="as-char" svg:width="17cm" svg:height="9.562cm" draw:z-index="5"><draw:image xlink:href="Pictures/10000001000006400000038434253D05.png" xlink:type="simple" xlink:show="embed" xlink:actuate="onLoad" draw:mime-type="image/png"/></draw:frame><text:line-break/></text:p>
      <text:p text:style-name="P1"><text:soft-page-break/><draw:frame draw:style-name="fr1" draw:name="Image7" text:anchor-type="as-char" svg:width="17cm" svg:height="11.481cm" draw:z-index="6"><draw:image xlink:href="Pictures/100000000000040B000002BB350214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0:44:42.459370604</meta:creation-date>
    <meta:generator>LibreOffice/24.2.7.2$Linux_X86_64 LibreOffice_project/420$Build-2</meta:generator>
    <dc:date>2026-02-12T16:44:45.619083643</dc:date>
    <meta:editing-duration>PT1H43M1S</meta:editing-duration>
    <meta:editing-cycles>1</meta:editing-cycles>
    <meta:document-statistic meta:table-count="0" meta:image-count="7" meta:object-count="0" meta:page-count="4" meta:paragraph-count="4" meta:word-count="0" meta:character-count="10" meta:non-whitespace-character-count="0"/>
  </office:meta>
</office:document-meta>
</file>